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6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13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... - Gerald De Voltaire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... - Gerald De Voltaire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ald De Voltaire mit Gerald Marke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. September um 04:30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 wieder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der kaufen und verwenden , das nicht so funktion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versprochen , das keine Qualitätsprüfung hat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 gar nicht zum Verkauf zugelassen wurde 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Und genau DAS passiert gerade in Österr..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https://m.facebook.com/permalink.php?story_fbid=138864435109422&amp;id=100069575977170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... - Gerald De Voltaire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 Von unabhängigen Faktenprüfern überprü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672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57 Kommentare 432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561</text:p>
          </table:table-cell>
          <table:table-cell table:number-columns-repeated="6"/>
        </table:table-row>
        <table:table-row table:style-name="ro1">
          <table:table-cell table:formula="of:=SUM([.A50:.A100000])" office:value-type="float" office:value="561" calcext:value-type="float">
            <text:p>561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2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na Hel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chdem der BK verlautbart hat dass es für Geimpfte keinen Lockdown geben wird wer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 sich schon anstellen um den nächsten Stich. Unpackbar diese Politiker...schämt e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 machtgeilen Typen kennen keine Gren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e Voltai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el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mand stellt sich an 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 Salzburg und Vorarlberg waren es am Sonntag genau DREI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Proze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EI Men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el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e Voltaire dann ist es ja gut...hoffen wir dass es so bleib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a Gutensoh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e Voltai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ermalink.php?story_fbid=138864435109422&amp;id=10006957597717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... - Gerald De Voltaire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Osies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elm und wenn man sie Coronanazis nennt, sind sie beleidig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ann Ze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e Voltair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Ansch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e Voltaire am land sans scho a bissl gscheiter die Leut , aber hi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Ansch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Kohoutek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Ansch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Kohoutek man findet keine Worte mehr...............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mana Klein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elm die die sich bis jetzt nicht impfen ließen werden das weiterhin nicht mac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eil sie gute Gründe dafür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ina Hel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omana Kleinhofer genau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na Wagn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li 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's neu verpackt wird,vielleicht doch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permalink.php?story_fbid=138864435109422&amp;id=10006957597717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... - Gerald De Voltaire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r dritte Stich wird weder von der WHO empfohlen noch vom RKI hat keine Zulassung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Dicken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glaube, dass ist ua. auch das, was uns so verzweifeln lässt. Also mir geht es so. Ich kann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 nachvollziehen, wie man so denken kann ... wie man sich etwas spritzen lassen kann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ne sich vorher medizinisch abchecken zu lassen ... und und und .... ich bringe es nicht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en Kop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Stögle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Dickenmann dito - mir geht's genau so! Mir kugeln oft und immer öfter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änen über die Wangen wenn ich da drüber nachden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ich habe den Glauben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Menschheit verloren 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ot Charau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Dickenmann man muss nicht alles / alle verstehen , es gibt leider immer noch seh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ele die glauben ,, jetzt kann ich nicht mehr krank werden oder es weitergeben,, aus Ang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sonstigen Gründ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eyer-Fau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Stöglehner das habe ich irgendwie au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eyer-Fau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Dickenmann ich kann es ebenso wenig nachvollziehen, ich werde dara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zweifel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Dicken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eyer-Faust Nein... werden wir nicht ... Wir halten zusammen durch und wen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r weinen müssen, dann weinen wir und haben wieder Kraft weiter zu geh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är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rid Maria Ba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Dickenmann am Besten ist ja der Text, den viele gepimpte verschicken! Mit "Ich weiß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, was in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n ist, aber das weiß ich bei vielem Anderem ja auch nicht..."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cht sehr für ein intelligentes Handeln, sich Substanzen unbekannten Inhalts und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bekannter Wirk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lass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anca Elsäs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Stöglehner Ich auch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138864435109422&amp;id=10006957597717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... - Gerald De Voltaire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 ä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 o 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stasja Zece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r allem, wenn man bedenkt, was manche schon bei der ersten Spritze an Nebenwirkun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n... Und dann nehmen sie doch mehr und mehr in Kau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ia He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ider gibt es viel zu viele Egoisten, die sich diese Impfung (eigentlich ist es keine) geben ha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sen um wieder Urlaub fahren zu können oder essen gehen zu können etc. Diese ne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ite(manche glauben wirklich sie sind es) quatschen jetzt von Soladirität , da kann ich nur mil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über lächeln! Hätten jene mehr durchgehalten,mehr Standhaftigkeit gezeigt, würden j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ere Kinder nicht schon fast genötigt werden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ia Held stimmt das entsetzt mich am meisten, sie tun es nicht weil sie Angst vor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nkheit haben, sondern wegen der Freiheit. Das ist die Mehrzahl der Geimpft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ia He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 ja und es sind die meisten, die zwischen Geimpft und Ungeimpf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terscheiden (wohlgemerkt Gott sei Dank nicht in meinem Umfeld) obwohl es be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 bleiben soll, wir sind Menschen, ob sich jemand dafür oder dagegen entscheide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l nicht diskutiert werden oder schlimmer noch gespalten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ia Held in meinem Umfeld zum Glück auch nich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i Mar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 meinem Umfeld ist es leider umgekehrt. Alle geimpft, ausser ich. Und alle nur wegen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iheit. Und weil sie den Druck nicht mehr ausgehalten haben. Traur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Titz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 Ich glaube ,es ist reine Blödheit und Bequemlichkeit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Fabry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138864435109422&amp;id=10006957597717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... - Gerald De Voltaire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er Thon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ch, wie mann sieht gibt es genug von diesen Kunden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a Zyt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zueglich lockdown nur fuer ungeimpfte. Frau zadic hat sich zu wort gemeldet und verlautbar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ss das verfassungsrechtlich moeglich sei. Unglaublich was die von sich gibt. Die machen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welt wie es ihnen beliebt und setzen sich ueber alles hinwe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emarie Fer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Eb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dritte Stich wird sicher der renner des Jahre 202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Schmelz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Geyer-Fau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würde ein Auto kaufen, bei dem die Hersteller im Falle eines Schadens von 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ftung befreit s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Michaeli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138864435109422&amp;id=10006957597717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... - Gerald De Voltaire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aus Eb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Michaelis wirklich Versuchskaninchen. Mal sehen wie die sterbezahlen stei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er sin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Gavioli-Bertolin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sser es schmeckt besonders gut viellei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Sem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"Qualitätstest" läuft ja gerade (eben mit Notzulassung)...sowohl in Deutschland als auch 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Österre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bei wird eine Impferpressung und mediale Hexenjagd gegen Impfunwillige betrieben goebbelschen hätte seine Freude dara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iese Figuren in der Politik bringen es fertig weiterhin steif und fest zu behaupten, sie sei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Demokraten" wenn schon längst alles der Impfdiktatur unterstellt ist und die Trennung zwis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tsprechung und staatlicher Führung schon längst Geschichte is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ppi Muell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Ansch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is einfach UNPACKBAR ...................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138864435109422&amp;id=10006957597717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... - Gerald De Voltaire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s Ku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nicht nur d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n Gnisei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kenne einige, die jetzt nicht nochmal freiwillig mitmachen. Denn auch dem Dümmsten dürfte kla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n, wer auf Dauer in die Quarantäne kommen wird. Krankenhausbetten werden abgebaut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rantänelager gebaut??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not Hofstäd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ört‘s endlich auf! Mit dem schlauen BlaBla, 14 Tage 1G= Kosumverzicht! Ja! Dann schauma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i Obermo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it Beginn dieses Menschenverbrechens bin ich überzeugt, dass es denen nur darum geht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 Leuten dieses Zeug zu spri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m? Ich habe oft Angst vor der Antwort.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immsten finde ich diese "freiwilligen menschlichen" Laborratten, die aus r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quemlichkeit oder Dummheit, sich dieses Gift injizieren liessen, und nun lautstark nach 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pflicht schreien. Warum? Die sind doch angeblich geschützt? Die werden nicht v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öffentlichem Leben ausgeschlossen, werden nicht denunziert. Wie bösartig der Mensch du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n Coronawahn geworden ist. Es ist so furchtbar traur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i Mircea Melint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i Mircea Melint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i Mircea Melint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138864435109422&amp;id=10006957597717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... - Gerald De Voltaire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hai Mircea Melinti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iam Nussbau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s der/die Erste kommt, bei der es wirkt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Marchs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pf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Piri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ibt gar keine Zulassung für das dritte mal... und sie tun es trotzdem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Andrij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sich einsperren lässt hat selber schuld, auch als ungeimpte habe ich die selben recht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d wird es rund gehen ich lasse es mir nicht ge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Streb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anderweltonline.com/klartext/klartext-20212/in-englands-krankenhaeusern-s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en-die-geimpften/ Die G'spritzn krepieren sowieso wie die Fliegen....a bissal noch durchhalt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gibt's keine Schlafschafe und Systemsklaven....alle verreck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weltonline.com: In Englands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weltonlin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Branntw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Betonung liegt auf "Mensch mit Verstand"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138864435109422&amp;id=10006957597717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 Mensch mit Verstand würde ein Produkt... - Gerald De Voltaire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Woeging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ermalink.php?story_fbid=138864435109422&amp;id=10006957597717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37" calcext:value-type="float">
            <text:p>37</text:p>
          </table:table-cell>
          <table:table-cell table:style-name="ce7" table:formula="of:=COUNTIF([.D$1:.D$1048576];&quot;X&quot;)" office:value-type="float" office:value="1" calcext:value-type="float">
            <text:p>1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19" calcext:value-type="float">
            <text:p>19</text:p>
          </table:table-cell>
          <table:table-cell table:formula="of:=COUNTIF([.G$1:.G$1048576];&quot;X&quot;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894];[.D894];[.F894])"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67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03:57:14.02144746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04:14:38.512773597</dc:date>
    <meta:editing-duration>PT7M33S</meta:editing-duration>
    <meta:editing-cycles>3</meta:editing-cycles>
    <meta:document-statistic meta:table-count="1" meta:cell-count="581" meta:object-count="0"/>
  </office:meta>
</office:document-meta>
</file>